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margin-top="0.42cm" fo:margin-bottom="0.35cm" fo:text-align="start"/>
      <style:text-properties fo:font-size="10pt"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5pt" fo:font-weight="bold" style:font-size-asian="10pt" style:font-weight-asian="bold" style:font-size-complex="10pt" style:font-weight-complex="bold"/>
    </style:style>
    <style:style style:name="T24" style:family="text">
      <style:text-properties fo:font-size="15pt" style:font-size-asian="10pt" style:font-size-complex="10pt"/>
    </style:style>
    <style:style style:name="T25" style:family="text">
      <style:text-properties fo:font-size="15pt" fo:font-weight="normal" style:font-size-asian="10pt" style:font-weight-asian="normal" style:font-size-complex="10pt" style:font-weight-complex="normal"/>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3">Log collection</text:span><text:span text:style-name="T24"> is an essential component of log analysis, involving the aggregation of logs from diverse sources such as servers, network devices, software, and databases. </text:span></text:p>
              </text:list-item>
              <text:list-item>
                <text:p text:style-name="P3"><text:span text:style-name="T24">For logs to effectively represent a chronological sequence of events, it's crucial to maintain the system's time accuracy during logging. </text:span></text:p>
              </text:list-item>
              <text:list-item>
                <text:p text:style-name="P3"><text:span text:style-name="T24">Utilising the Network Time Protocol (NTP) is a method to achieve this synchronisation and ensure the integrity of the timeline stored in the logs. </text:span></text:p>
              </text:list-item>
              <text:list-item>
                <text:p text:style-name="P3"><text:span text:style-name="T24">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3">Identify Sources: </text:span><text:span text:style-name="T24">List all potential log sources, such as servers, databases, applications, and network devices. </text:span></text:p>
              </text:list-item>
              <text:list-item>
                <text:p text:style-name="P3"><text:span text:style-name="T23">Choose a Log Collector:</text:span><text:span text:style-name="T24"> Opt for a suitable log collector tool or software that aligns with your infrastructure. </text:span></text:p>
              </text:list-item>
              <text:list-item>
                <text:p text:style-name="P3"><text:span text:style-name="T23">Configure Collection Parameters: </text:span><text:span text:style-name="T24">Ensure that time synchronisation is enabled through NTP to maintain accurate timelines, adjust settings to determine which events to log at what intervals, and prioritise based on importance. </text:span></text:p>
              </text:list-item>
              <text:list-item>
                <text:p text:style-name="P3"><text:span text:style-name="T23">Test Collection: </text:span><text:span text:style-name="T24">Once configured, run a test to ensure logs are appropriately collected from all sources.</text:span></text:p>
              </text:list-item>
              <text:list-item>
                <text:p text:style-name="P3"><text:span text:style-name="T23">NOTE: </text:span><text:span text:style-name="T25">NTP-based time synchronisation may not be possible to replicate with the VM since it has no internet connectivity. However, when performing this in practice, using </text:span><text:span text:style-name="T23">pool.ntp.org </text:span><text:span text:style-name="T25">to find an NTP server is best. Time synchronisation can be performed automatically on Linux-based systems or manually initiated by executing. </text:span><text:span text:style-name="T23">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6">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6">Once you've collated your logs, effective management of them is paramount. </text:span></text:p>
              </text:list-item>
              <text:list-item>
                <text:p text:style-name="P3"><text:span text:style-name="T26">These steps can be followed to achieve this: </text:span></text:p>
              </text:list-item>
              <text:list-item>
                <text:p text:style-name="P3"><text:span text:style-name="T27">Storage:</text:span><text:span text:style-name="T26"> Decide on a secure storage solution, considering factors like retention period and accessibility. </text:span></text:p>
              </text:list-item>
              <text:list-item>
                <text:p text:style-name="P3"><text:span text:style-name="T27">Organisation: </text:span><text:span text:style-name="T26">Classify logs based on their source, type, or other criteria for easier access later. </text:span></text:p>
              </text:list-item>
              <text:list-item>
                <text:p text:style-name="P3"><text:span text:style-name="T27">Backup: </text:span><text:span text:style-name="T26">Regularly back up your logs to prevent data loss. </text:span></text:p>
              </text:list-item>
              <text:list-item>
                <text:p text:style-name="P3"><text:span text:style-name="T27">Review: </text:span><text:span text:style-name="T26">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8">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 text:style-name="P7"><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18"><text:span text:style-name="T4">Logs can be stored in various locations, such as the local system that generates them, a centralised repository, or cloud-based storage. </text:span></text:p>
              </text:list-item>
              <text:list-item>
                <text:p text:style-name="P18"><text:span text:style-name="T4">The choice of storage location typically depends on multiple factors: </text:span></text:p>
              </text:list-item>
            </text:list>
            <text:list text:style-name="L6">
              <text:list-item>
                <text:p text:style-name="P18"><text:span text:style-name="T29">Security Requirements:</text:span><text:span text:style-name="T4"> Ensuring that logs are stored in compliance with organisational or regulatory security protocols. </text:span></text:p>
              </text:list-item>
              <text:list-item>
                <text:p text:style-name="P18"><text:span text:style-name="T29">Accessibility Needs: </text:span><text:span text:style-name="T4">How quickly and by whom the logs need to be accessed can influence the choice of storage. </text:span></text:p>
              </text:list-item>
              <text:list-item>
                <text:p text:style-name="P18"><text:span text:style-name="T29">Storage Capacity: </text:span><text:span text:style-name="T30">The</text:span><text:span text:style-name="T4"> volume of logs generated may require significant storage space, influencing the choice of storage solution. </text:span></text:p>
              </text:list-item>
              <text:list-item>
                <text:p text:style-name="P18"><text:span text:style-name="T29">Cost Considerations: </text:span><text:span text:style-name="T4">The budget for log storage may dictate the choice between cloud-based or local solutions. </text:span></text:p>
              </text:list-item>
              <text:list-item>
                <text:p text:style-name="P18"><text:span text:style-name="T29">Compliance Regulations: </text:span><text:span text:style-name="T4">Specific industry regulations governing log storage can affect the choice of storage. </text:span></text:p>
              </text:list-item>
              <text:list-item>
                <text:p text:style-name="P18"><text:span text:style-name="T29">Retention Policies: </text:span><text:span text:style-name="T4">The required retention time and ease of retrieval can affect the decision-making process. </text:span></text:p>
              </text:list-item>
              <text:list-item>
                <text:p text:style-name="P18"><text:span text:style-name="T29">Disaster Recovery Plans: </text:span><text:span text:style-name="T4">Ensuring the availability of logs even in system failure may require specific storage solutions. </text:span></text:p>
              </text:list-item>
            </text:list>
            <text:list text:style-name="L2">
              <text:list-item>
                <text:p text:style-name="P18"/>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13</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5H11M52S</meta:editing-duration>
    <meta:editing-cycles>11</meta:editing-cycles>
    <meta:generator>LibreOffice/24.2.3.2$Linux_X86_64 LibreOffice_project/420$Build-2</meta:generator>
    <dc:title>Beehive</dc:title>
    <dc:date>2024-06-24T14:30:21.192811179</dc:date>
    <meta:document-statistic meta:object-count="188"/>
  </office:meta>
</office:document-meta>
</file>